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0000000002000000020B2FF2A327EABC87D.png" manifest:media-type="image/png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45cm" fo:min-width="4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736cm" fo:min-width="0.282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416cm" fo:min-width="0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25cm" fo:min-width="0.8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_20_with_20_no_20_fill_20_and_20_no_20_line">
      <style:graphic-properties draw:ole-draw-aspect="1" style:protect="size"/>
    </style:style>
    <style:style style:name="gr11" style:family="graphic" style:parent-style-name="objectwithoutfill">
      <style:graphic-properties draw:marker-end="Arrow" draw:marker-end-width="0.2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5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01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0.952cm" fo:min-width="0.702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21" style:family="graphic" style:parent-style-name="standard">
      <style:graphic-properties draw:fill-color="#333333" draw:textarea-horizontal-align="justify" draw:textarea-vertical-align="middle" draw:auto-grow-height="false" fo:min-height="0.35cm" fo:min-width="0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-color="#333333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1.7cm" svg:x="6.487cm" svg:y="6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087cm" svg:y1="6.932cm" svg:x2="8.087cm" svg:y2="8.632cm">
          <text:p/>
        </draw:line>
        <draw:line draw:style-name="gr2" draw:text-style-name="P2" draw:layer="layout" svg:x1="9.987cm" svg:y1="6.932cm" svg:x2="9.987cm" svg:y2="8.632cm">
          <text:p/>
        </draw:line>
        <draw:line draw:style-name="gr2" draw:text-style-name="P2" draw:layer="layout" svg:x1="8.387cm" svg:y1="6.932cm" svg:x2="8.387cm" svg:y2="7.37cm">
          <text:p/>
        </draw:line>
        <draw:line draw:style-name="gr2" draw:text-style-name="P2" draw:layer="layout" svg:x1="8.387cm" svg:y1="8.632cm" svg:x2="8.387cm" svg:y2="8.27cm">
          <text:p/>
        </draw:line>
        <draw:line draw:style-name="gr2" draw:text-style-name="P2" draw:layer="layout" svg:x1="8.187cm" svg:y1="8.27cm" svg:x2="8.587cm" svg:y2="8.27cm">
          <text:p/>
        </draw:line>
        <draw:line draw:style-name="gr3" draw:text-style-name="P2" draw:layer="layout" svg:x1="6.787cm" svg:y1="8.632cm" svg:x2="6.787cm" svg:y2="6.932cm">
          <text:p/>
        </draw:line>
        <draw:line draw:style-name="gr3" draw:text-style-name="P2" draw:layer="layout" svg:x1="7.787cm" svg:y1="6.932cm" svg:x2="7.787cm" svg:y2="8.632cm">
          <text:p/>
        </draw:line>
        <draw:line draw:style-name="gr3" draw:text-style-name="P2" draw:layer="layout" svg:x1="10.287cm" svg:y1="8.632cm" svg:x2="11.387cm" svg:y2="6.932cm">
          <text:p/>
        </draw:line>
        <draw:line draw:style-name="gr3" draw:text-style-name="P2" draw:layer="layout" svg:x1="10.187cm" svg:y1="6.932cm" svg:x2="11.387cm" svg:y2="8.632cm">
          <text:p/>
        </draw:line>
        <draw:custom-shape draw:style-name="gr4" draw:text-style-name="P1" draw:layer="layout" svg:width="0.782cm" svg:height="1.986cm" draw:transform="rotate (-1.5707963267949) translate (10.047cm 2.66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2" draw:layer="layout" svg:x1="9.838cm" svg:y1="2.662cm" svg:x2="9.838cm" svg:y2="1.815cm">
          <text:p/>
        </draw:line>
        <draw:line draw:style-name="gr2" draw:text-style-name="P2" draw:layer="layout" svg:x1="9.63cm" svg:y1="2.076cm" svg:x2="9.63cm" svg:y2="1.62cm">
          <text:p/>
        </draw:line>
        <draw:line draw:style-name="gr2" draw:text-style-name="P2" draw:layer="layout" svg:x1="9.63cm" svg:y1="1.62cm" svg:x2="10.046cm" svg:y2="1.62cm">
          <text:p/>
        </draw:line>
        <draw:line draw:style-name="gr2" draw:text-style-name="P2" draw:layer="layout" svg:x1="10.046cm" svg:y1="1.62cm" svg:x2="10.046cm" svg:y2="2.076cm">
          <text:p/>
        </draw:line>
        <draw:line draw:style-name="gr2" draw:text-style-name="P2" draw:layer="layout" svg:x1="9.63cm" svg:y1="1.815cm" svg:x2="10.046cm" svg:y2="1.815cm">
          <text:p/>
        </draw:line>
        <draw:line draw:style-name="gr2" draw:text-style-name="P2" draw:layer="layout" svg:x1="9.838cm" svg:y1="1.62cm" svg:x2="9.838cm" svg:y2="1.229cm">
          <text:p/>
        </draw:line>
        <draw:custom-shape draw:style-name="gr5" draw:text-style-name="P3" draw:layer="layout" svg:width="0.066cm" svg:height="1.666cm" draw:transform="rotate (-1.5707963267949) translate (10.393cm 1.16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2" draw:layer="layout" svg:x1="9.633cm" svg:y1="1.157cm" svg:x2="9.417cm" svg:y2="1.04cm">
          <text:p/>
        </draw:line>
        <draw:line draw:style-name="gr2" draw:text-style-name="P2" draw:layer="layout" svg:x1="9.907cm" svg:y1="1.151cm" svg:x2="9.691cm" svg:y2="1.034cm">
          <text:p/>
        </draw:line>
        <draw:line draw:style-name="gr2" draw:text-style-name="P2" draw:layer="layout" svg:x1="10.184cm" svg:y1="1.151cm" svg:x2="9.968cm" svg:y2="1.034cm">
          <text:p/>
        </draw:line>
        <draw:line draw:style-name="gr2" draw:text-style-name="P2" draw:layer="layout" svg:x1="8.387cm" svg:y1="6.932cm" svg:x2="8.387cm" svg:y2="6.332cm">
          <text:p/>
        </draw:line>
        <draw:line draw:style-name="gr2" draw:text-style-name="P2" draw:layer="layout" svg:x1="9.587cm" svg:y1="6.932cm" svg:x2="9.587cm" svg:y2="6.332cm">
          <text:p/>
        </draw:line>
        <draw:line draw:style-name="gr2" draw:text-style-name="P2" draw:layer="layout" svg:x1="9.907cm" svg:y1="1.151cm" svg:x2="9.691cm" svg:y2="1.034cm">
          <text:p/>
        </draw:line>
        <draw:line draw:style-name="gr2" draw:text-style-name="P2" draw:layer="layout" svg:x1="8.387cm" svg:y1="8.57cm" svg:x2="8.387cm" svg:y2="9.87cm">
          <text:p/>
        </draw:line>
        <draw:custom-shape draw:style-name="gr6" draw:text-style-name="P1" draw:layer="layout" svg:width="1.3cm" svg:height="0.5cm" svg:x="5.187cm" svg:y="8.1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0.5cm" svg:x="11.587cm" svg:y="8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687cm" svg:y1="8.632cm" svg:x2="5.987cm" svg:y2="8.132cm">
          <text:p/>
        </draw:line>
        <draw:line draw:style-name="gr2" draw:text-style-name="P2" draw:layer="layout" svg:x1="12.387cm" svg:y1="8.632cm" svg:x2="12.087cm" svg:y2="8.132cm">
          <text:p/>
        </draw:line>
        <draw:line draw:style-name="gr2" draw:text-style-name="P2" draw:layer="layout" svg:x1="6.487cm" svg:y1="6.932cm" svg:x2="6.187cm" svg:y2="7.432cm">
          <text:p/>
        </draw:line>
        <draw:line draw:style-name="gr2" draw:text-style-name="P2" draw:layer="layout" svg:x1="6.187cm" svg:y1="6.932cm" svg:x2="6.187cm" svg:y2="7.432cm">
          <text:p/>
        </draw:line>
        <draw:line draw:style-name="gr2" draw:text-style-name="P2" draw:layer="layout" svg:x1="6.187cm" svg:y1="6.932cm" svg:x2="5.887cm" svg:y2="7.432cm">
          <text:p/>
        </draw:line>
        <draw:line draw:style-name="gr2" draw:text-style-name="P2" draw:layer="layout" svg:x1="5.887cm" svg:y1="6.932cm" svg:x2="5.887cm" svg:y2="7.432cm">
          <text:p/>
        </draw:line>
        <draw:line draw:style-name="gr2" draw:text-style-name="P2" draw:layer="layout" svg:x1="5.887cm" svg:y1="6.932cm" svg:x2="5.587cm" svg:y2="7.432cm">
          <text:p/>
        </draw:line>
        <draw:line draw:style-name="gr2" draw:text-style-name="P2" draw:layer="layout" svg:x1="5.587cm" svg:y1="6.932cm" svg:x2="5.587cm" svg:y2="7.432cm">
          <text:p/>
        </draw:line>
        <draw:line draw:style-name="gr2" draw:text-style-name="P2" draw:layer="layout" svg:x1="5.587cm" svg:y1="6.932cm" svg:x2="5.287cm" svg:y2="7.432cm">
          <text:p/>
        </draw:line>
        <draw:line draw:style-name="gr2" draw:text-style-name="P2" draw:layer="layout" svg:x1="12.487cm" svg:y1="7.432cm" svg:x2="12.487cm" svg:y2="6.932cm">
          <text:p/>
        </draw:line>
        <draw:line draw:style-name="gr2" draw:text-style-name="P2" draw:layer="layout" svg:x1="12.487cm" svg:y1="7.432cm" svg:x2="12.187cm" svg:y2="6.932cm">
          <text:p/>
        </draw:line>
        <draw:line draw:style-name="gr2" draw:text-style-name="P2" draw:layer="layout" svg:x1="12.187cm" svg:y1="7.432cm" svg:x2="12.187cm" svg:y2="6.932cm">
          <text:p/>
        </draw:line>
        <draw:line draw:style-name="gr2" draw:text-style-name="P2" draw:layer="layout" svg:x1="12.187cm" svg:y1="7.432cm" svg:x2="11.887cm" svg:y2="6.932cm">
          <text:p/>
        </draw:line>
        <draw:line draw:style-name="gr2" draw:text-style-name="P2" draw:layer="layout" svg:x1="11.887cm" svg:y1="7.432cm" svg:x2="11.887cm" svg:y2="6.932cm">
          <text:p/>
        </draw:line>
        <draw:line draw:style-name="gr2" draw:text-style-name="P2" draw:layer="layout" svg:x1="11.887cm" svg:y1="7.432cm" svg:x2="11.587cm" svg:y2="6.932cm">
          <text:p/>
        </draw:line>
        <draw:line draw:style-name="gr2" draw:text-style-name="P2" draw:layer="layout" svg:x1="5.287cm" svg:y1="6.932cm" svg:x2="5.287cm" svg:y2="7.432cm">
          <text:p/>
        </draw:line>
        <draw:line draw:style-name="gr2" draw:text-style-name="P2" draw:layer="layout" svg:x1="12.787cm" svg:y1="7.432cm" svg:x2="12.487cm" svg:y2="6.932cm">
          <text:p/>
        </draw:line>
        <draw:line draw:style-name="gr2" draw:text-style-name="P2" draw:layer="layout" svg:x1="12.787cm" svg:y1="7.432cm" svg:x2="12.787cm" svg:y2="6.932cm">
          <text:p/>
        </draw:line>
        <draw:line draw:style-name="gr2" draw:text-style-name="P2" draw:layer="layout" svg:x1="11.587cm" svg:y1="7.432cm" svg:x2="11.587cm" svg:y2="6.932cm">
          <text:p/>
        </draw:line>
        <draw:line draw:style-name="gr2" draw:text-style-name="P2" draw:layer="layout" svg:x1="6.487cm" svg:y1="6.932cm" svg:x2="6.487cm" svg:y2="7.432cm">
          <text:p/>
        </draw:line>
        <draw:line draw:style-name="gr7" draw:text-style-name="P2" draw:layer="layout" svg:x1="8.852cm" svg:y1="3.743cm" svg:x2="7.358cm" svg:y2="3.743cm">
          <text:p/>
        </draw:line>
        <draw:line draw:style-name="gr8" draw:text-style-name="P2" draw:layer="layout" svg:x1="7.358cm" svg:y1="3.743cm" svg:x2="7.345cm" svg:y2="2.596cm">
          <text:p/>
        </draw:line>
        <draw:line draw:style-name="gr2" draw:text-style-name="P2" draw:layer="layout" svg:x1="9.588cm" svg:y1="6.933cm" svg:x2="9.588cm" svg:y2="9.844cm">
          <text:p/>
        </draw:line>
        <draw:line draw:style-name="gr2" draw:text-style-name="P2" draw:layer="layout" svg:x1="9.283cm" svg:y1="1.815cm" svg:x2="8.936cm" svg:y2="1.815cm">
          <text:p/>
        </draw:line>
        <draw:line draw:style-name="gr2" draw:text-style-name="P2" draw:layer="layout" svg:x1="9.283cm" svg:y1="1.815cm" svg:x2="8.936cm" svg:y2="2.01cm">
          <text:p/>
        </draw:line>
        <draw:line draw:style-name="gr2" draw:text-style-name="P2" draw:layer="layout" svg:x1="9.283cm" svg:y1="2.01cm" svg:x2="8.936cm" svg:y2="2.01cm">
          <text:p/>
        </draw:line>
        <draw:line draw:style-name="gr2" draw:text-style-name="P2" draw:layer="layout" svg:x1="9.283cm" svg:y1="2.01cm" svg:x2="8.936cm" svg:y2="2.205cm">
          <text:p/>
        </draw:line>
        <draw:line draw:style-name="gr2" draw:text-style-name="P2" draw:layer="layout" svg:x1="9.283cm" svg:y1="2.206cm" svg:x2="8.936cm" svg:y2="2.206cm">
          <text:p/>
        </draw:line>
        <draw:line draw:style-name="gr2" draw:text-style-name="P2" draw:layer="layout" svg:x1="9.283cm" svg:y1="1.62cm" svg:x2="8.936cm" svg:y2="1.815cm">
          <text:p/>
        </draw:line>
        <draw:line draw:style-name="gr2" draw:text-style-name="P2" draw:layer="layout" svg:x1="9.283cm" svg:y1="1.62cm" svg:x2="8.936cm" svg:y2="1.62cm">
          <text:p/>
        </draw:line>
        <draw:line draw:style-name="gr2" draw:text-style-name="P2" draw:layer="layout" svg:x1="9.074cm" svg:y1="1.62cm" svg:x2="9.074cm" svg:y2="1.229cm">
          <text:p/>
        </draw:line>
        <draw:line draw:style-name="gr2" draw:text-style-name="P2" draw:layer="layout" svg:x1="9.074cm" svg:y1="2.662cm" svg:x2="9.074cm" svg:y2="2.206cm">
          <text:p/>
        </draw:line>
        <draw:frame draw:style-name="gr9" draw:text-style-name="P4" draw:layer="layout" svg:width="1.512cm" svg:height="0.53cm" svg:x="5.975cm" svg:y="5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4" draw:layer="layout" svg:width="1.502cm" svg:height="0.53cm" svg:x="10.385cm" svg:y="5.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5" draw:layer="layout" svg:width="1.428cm" svg:height="0.368cm" svg:x="10.13cm" svg:y="1.64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5" draw:layer="layout" svg:width="0.354cm" svg:height="0.326cm" svg:x="8.558cm" svg:y="1.74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4" draw:layer="layout" svg:width="0.286cm" svg:height="0.326cm" svg:x="8.854cm" svg:y="2.88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4" draw:layer="layout" svg:width="0.643cm" svg:height="0.53cm" svg:x="9.807cm" svg:y="4.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4" draw:layer="layout" svg:width="0.646cm" svg:height="0.53cm" svg:x="7.541cm" svg:y="4.3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4" draw:layer="layout" svg:width="0.612cm" svg:height="0.53cm" svg:x="8.175cm" svg:y="9.9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4" draw:layer="layout" svg:width="0.586cm" svg:height="0.53cm" svg:x="9.375cm" svg:y="9.9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0" draw:text-style-name="P5" draw:layer="layout" svg:width="0.278cm" svg:height="0.228cm" svg:x="7.18cm" svg:y="2.24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" draw:text-style-name="P2" draw:layer="layout" svg:x1="9.633cm" svg:y1="1.157cm" svg:x2="9.417cm" svg:y2="1.04cm">
          <text:p/>
        </draw:line>
        <draw:line draw:style-name="gr2" draw:text-style-name="P2" draw:layer="layout" svg:x1="10.184cm" svg:y1="1.151cm" svg:x2="9.968cm" svg:y2="1.034cm">
          <text:p/>
        </draw:line>
        <draw:line draw:style-name="gr2" draw:text-style-name="P2" draw:layer="layout" svg:x1="9.907cm" svg:y1="1.151cm" svg:x2="9.691cm" svg:y2="1.034cm">
          <text:p/>
        </draw:line>
        <draw:line draw:style-name="gr2" draw:text-style-name="P2" draw:layer="layout" svg:x1="9.633cm" svg:y1="1.157cm" svg:x2="9.417cm" svg:y2="1.04cm">
          <text:p/>
        </draw:line>
        <draw:line draw:style-name="gr2" draw:text-style-name="P2" draw:layer="layout" svg:x1="10.184cm" svg:y1="1.151cm" svg:x2="9.968cm" svg:y2="1.034cm">
          <text:p/>
        </draw:line>
        <draw:line draw:style-name="gr2" draw:text-style-name="P2" draw:layer="layout" svg:x1="9.907cm" svg:y1="1.151cm" svg:x2="9.691cm" svg:y2="1.034cm">
          <text:p/>
        </draw:line>
        <draw:line draw:style-name="gr2" draw:text-style-name="P2" draw:layer="layout" svg:x1="9.633cm" svg:y1="1.157cm" svg:x2="9.417cm" svg:y2="1.04cm">
          <text:p/>
        </draw:line>
        <draw:line draw:style-name="gr2" draw:text-style-name="P2" draw:layer="layout" svg:x1="10.184cm" svg:y1="1.151cm" svg:x2="9.968cm" svg:y2="1.034cm">
          <text:p/>
        </draw:line>
        <draw:line draw:style-name="gr2" draw:text-style-name="P2" draw:layer="layout" svg:x1="9.907cm" svg:y1="1.151cm" svg:x2="9.691cm" svg:y2="1.034cm">
          <text:p/>
        </draw:line>
        <draw:line draw:style-name="gr2" draw:text-style-name="P2" draw:layer="layout" svg:x1="9.105cm" svg:y1="1.164cm" svg:x2="8.889cm" svg:y2="1.047cm">
          <text:p/>
        </draw:line>
        <draw:line draw:style-name="gr2" draw:text-style-name="P2" draw:layer="layout" svg:x1="9.655cm" svg:y1="1.157cm" svg:x2="9.439cm" svg:y2="1.04cm">
          <text:p/>
        </draw:line>
        <draw:line draw:style-name="gr2" draw:text-style-name="P2" draw:layer="layout" svg:x1="9.378cm" svg:y1="1.157cm" svg:x2="9.162cm" svg:y2="1.04cm">
          <text:p/>
        </draw:line>
        <draw:frame draw:style-name="gr9" draw:text-style-name="P4" draw:layer="layout" svg:width="0.418cm" svg:height="0.47cm" svg:x="4.587cm" svg:y="8.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4" draw:layer="layout" svg:width="0.748cm" svg:height="0.47cm" svg:x="12.895cm" svg:y="8.16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1" draw:text-style-name="P2" draw:layer="layout" svg:x1="8.199cm" svg:y1="1.294cm" svg:x2="8.199cm" svg:y2="2.661cm">
          <text:p/>
        </draw:line>
        <draw:frame draw:style-name="gr10" draw:text-style-name="P5" draw:layer="layout" svg:width="0.412cm" svg:height="0.368cm" svg:x="7.658cm" svg:y="1.67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6" draw:layer="layout" svg:width="8.876cm" svg:height="0.806cm" svg:x="1.3cm" svg:y="10.865cm">
          <draw:text-box>
            <text:p><text:span text:style-name="T1">Valve equation: Nonlinear - Linearized</text:span></text:p>
          </draw:text-box>
        </draw:frame>
        <draw:frame draw:style-name="gr9" draw:text-style-name="P4" draw:layer="layout" svg:width="4.17cm" svg:height="0.941cm" svg:x="1.546cm" svg:y="11.8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text-style-name="P4" draw:layer="layout" svg:width="4.143cm" svg:height="0.941cm" svg:x="1.607cm" svg:y="13.05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text-style-name="P4" draw:layer="layout" svg:width="4.813cm" svg:height="1.173cm" svg:x="11.416cm" svg:y="12.02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text-style-name="P4" draw:layer="layout" svg:width="2.85cm" svg:height="0.53cm" svg:x="6.616cm" svg:y="12.09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text-style-name="P4" draw:layer="layout" svg:width="2.793cm" svg:height="0.53cm" svg:x="6.607cm" svg:y="13.3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text-style-name="P4" draw:layer="layout" svg:width="4.986cm" svg:height="1.08cm" svg:x="11.43cm" svg:y="10.827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draw:text-style-name="P4" draw:layer="layout" svg:width="4.486cm" svg:height="1.173cm" svg:x="11.516cm" svg:y="14.72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text-style-name="P4" draw:layer="layout" svg:width="4.969cm" svg:height="1.08cm" svg:x="11.53cm" svg:y="13.52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9" draw:text-style-name="P4" draw:layer="layout" svg:width="1.999cm" svg:height="0.999cm" svg:x="8.359cm" svg:y="7.54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6" draw:layer="layout" svg:width="10.086cm" svg:height="0.806cm" svg:x="1.29cm" svg:y="14.198cm">
          <draw:text-box>
            <text:p><text:span text:style-name="T1">Acturator flow equation with valve equation:</text:span></text:p>
          </draw:text-box>
        </draw:frame>
        <draw:frame draw:style-name="gr9" draw:text-style-name="P4" draw:layer="layout" svg:width="7.354cm" svg:height="1.013cm" svg:x="1.488cm" svg:y="1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draw:text-style-name="P4" draw:layer="layout" svg:width="7.382cm" svg:height="1.013cm" svg:x="1.49cm" svg:y="16.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4" draw:text-style-name="P6" draw:layer="layout" svg:width="5.942cm" svg:height="0.806cm" svg:x="1.29cm" svg:y="17.198cm">
          <draw:text-box>
            <text:p><text:span text:style-name="T1">Acturator force equation:</text:span></text:p>
          </draw:text-box>
        </draw:frame>
        <draw:frame draw:style-name="gr9" draw:text-style-name="P4" draw:layer="layout" svg:width="5.766cm" svg:height="0.541cm" svg:x="1.5cm" svg:y="18.1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text-style-name="P4" draw:layer="layout" svg:width="12.869cm" svg:height="7.112cm" svg:x="1.3cm" svg:y="19.97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5" draw:text-style-name="P6" draw:layer="layout" svg:width="4.752cm" svg:height="0.806cm" svg:x="1.4cm" svg:y="18.9cm">
          <draw:text-box>
            <text:p><text:span text:style-name="T1">State space model:</text:span></text:p>
          </draw:text-box>
        </draw:frame>
        <draw:frame draw:style-name="gr16" draw:text-style-name="P6" draw:layer="layout" svg:width="2.487cm" svg:height="0.806cm" svg:x="12.721cm" svg:y="9.6cm">
          <draw:text-box>
            <text:p><text:span text:style-name="T1">Jacobian</text:span></text:p>
          </draw:text-box>
        </draw:frame>
        <draw:frame draw:style-name="gr17" draw:text-style-name="P7" draw:layer="layout" svg:width="6.001cm" svg:height="1.673cm" svg:x="0.186cm" svg:y="1.027cm">
          <draw:text-box>
            <text:p><text:span text:style-name="T2">By: </text:span></text:p>
            <text:p><text:span text:style-name="T2">Daniel Mårtensson</text:span></text:p>
            <text:p><text:span text:style-name="T2">Msc. Mechanical engineering</text:span></text:p>
          </draw:text-box>
        </draw:frame>
        <draw:line draw:style-name="gr2" draw:text-style-name="P2" draw:layer="layout" svg:x1="8.388cm" svg:y1="7.373cm" svg:x2="9.588cm" svg:y2="7.373cm">
          <text:p/>
        </draw:line>
        <draw:custom-shape draw:style-name="gr18" draw:text-style-name="P1" draw:layer="layout" svg:width="1.7cm" svg:height="1.7cm" svg:x="8.158cm" svg:y="4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cm" svg:height="0.4cm" draw:transform="rotate (1.5707963267949) translate (8.258cm 5.143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4" draw:layer="layout" svg:width="0.5cm" svg:height="0.4cm" draw:transform="rotate (1.5707963267949) translate (9.358cm 5.143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8.388cm" svg:y1="6.343cm" svg:x2="7.658cm" svg:y2="6.343cm">
          <text:p/>
        </draw:line>
        <draw:line draw:style-name="gr2" draw:text-style-name="P2" draw:layer="layout" svg:x1="7.658cm" svg:y1="4.943cm" svg:x2="7.658cm" svg:y2="6.343cm">
          <text:p/>
        </draw:line>
        <draw:line draw:style-name="gr2" draw:text-style-name="P2" draw:layer="layout" svg:x1="7.658cm" svg:y1="4.943cm" svg:x2="8.158cm" svg:y2="4.943cm">
          <text:p/>
        </draw:line>
        <draw:line draw:style-name="gr2" draw:text-style-name="P2" draw:layer="layout" svg:x1="10.318cm" svg:y1="6.343cm" svg:x2="9.588cm" svg:y2="6.343cm">
          <text:p/>
        </draw:line>
        <draw:line draw:style-name="gr2" draw:text-style-name="P2" draw:layer="layout" svg:x1="10.308cm" svg:y1="4.943cm" svg:x2="10.308cm" svg:y2="6.343cm">
          <text:p/>
        </draw:line>
        <draw:line draw:style-name="gr2" draw:text-style-name="P2" draw:layer="layout" svg:x1="9.858cm" svg:y1="4.943cm" svg:x2="10.308cm" svg:y2="4.943cm">
          <text:p/>
        </draw:line>
        <draw:custom-shape draw:style-name="gr21" draw:text-style-name="P8" draw:layer="layout" svg:width="0.3cm" svg:height="0.6cm" svg:x="8.858cm" svg:y="3.44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582cm" svg:height="0.53cm" svg:x="8.705cm" svg:y="4.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text-style-name="P4" draw:layer="layout" svg:width="0.543cm" svg:height="0.47cm" svg:x="8.748cm" svg:y="5.02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.1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87cm" fo:margin-right="1.00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8:55:35.339151647</meta:creation-date>
    <dc:date>2018-03-19T19:44:42.907985252</dc:date>
    <meta:editing-duration>PT15H55M54S</meta:editing-duration>
    <meta:editing-cycles>25</meta:editing-cycles>
    <meta:generator>LibreOffice/5.1.6.2$Linux_X86_64 LibreOffice_project/10m0$Build-2</meta:generator>
    <meta:document-statistic meta:object-count="117"/>
  </office:meta>
</office:document-meta>
</file>

<file path=Object 1/content.xml><?xml version="1.0" encoding="utf-8"?>
<math xmlns="http://www.w3.org/1998/Math/MathML" display="block">
  <semantics>
    <mrow>
      <msub>
        <mi>V</mi>
        <mn>1,</mn>
      </msub>
      <msub>
        <mi>P</mi>
        <mn>1,</mn>
      </msub>
      <mi mathvariant="normal">β</mi>
    </mrow>
    <annotation encoding="StarMath 5.0">V_1, P_1, %beta</annotation>
  </semantics>
</math>
</file>

<file path=Object 10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1/content.xml><?xml version="1.0" encoding="utf-8"?>
<math xmlns="http://www.w3.org/1998/Math/MathML" display="block">
  <semantics>
    <mi>u</mi>
    <annotation encoding="StarMath 5.0">u</annotation>
  </semantics>
</math>
</file>

<file path=Object 12/content.xml><?xml version="1.0" encoding="utf-8"?>
<math xmlns="http://www.w3.org/1998/Math/MathML" display="block">
  <semantics>
    <mrow>
      <mo stretchy="false">−</mo>
      <mi>u</mi>
    </mrow>
    <annotation encoding="StarMath 5.0">-u</annotation>
  </semantics>
</math>
</file>

<file path=Object 13/content.xml><?xml version="1.0" encoding="utf-8"?>
<math xmlns="http://www.w3.org/1998/Math/MathML" display="block">
  <semantics>
    <msub>
      <mi>T</mi>
      <mi>L</mi>
    </msub>
    <annotation encoding="StarMath 5.0">T_L</annotation>
  </semantics>
</math>
</file>

<file path=Object 14/content.xml><?xml version="1.0" encoding="utf-8"?>
<math xmlns="http://www.w3.org/1998/Math/MathML" display="block">
  <semantics>
    <msub>
      <mi>C</mi>
      <mi>l</mi>
    </msub>
    <annotation encoding="StarMath 5.0">C_l</annotation>
  </semantics>
</math>
</file>

<file path=Object 15/content.xml><?xml version="1.0" encoding="utf-8"?>
<math xmlns="http://www.w3.org/1998/Math/MathML" display="block">
  <semantics>
    <mrow>
      <mrow>
        <msub>
          <mi>Q</mi>
          <mn>1</mn>
        </msub>
        <mo stretchy="false">=</mo>
        <msub>
          <mi>C</mi>
          <mi>q</mi>
        </msub>
      </mrow>
      <mi>a</mi>
      <mi>u</mi>
      <msqrt>
        <mrow>
          <mfrac>
            <mn>2</mn>
            <mi mathvariant="normal">ρ</mi>
          </mfrac>
          <mrow>
            <mo fence="true" stretchy="false">(</mo>
            <mrow>
              <mrow>
                <msub>
                  <mi>P</mi>
                  <mi>s</mi>
                </msub>
                <mo stretchy="false">−</mo>
                <msub>
                  <mi>P</mi>
                  <mn>1</mn>
                </msub>
              </mrow>
            </mrow>
            <mo fence="true" stretchy="false">)</mo>
          </mrow>
        </mrow>
      </msqrt>
    </mrow>
    <annotation encoding="StarMath 5.0">Q_1 = C_q a u sqrt{2 over %rho (P_s - P_1)}</annotation>
  </semantics>
</math>
</file>

<file path=Object 16/content.xml><?xml version="1.0" encoding="utf-8"?>
<math xmlns="http://www.w3.org/1998/Math/MathML" display="block">
  <semantics>
    <mrow>
      <mrow>
        <msub>
          <mi>Q</mi>
          <mn>2</mn>
        </msub>
        <mo stretchy="false">=</mo>
        <msub>
          <mi>C</mi>
          <mi>q</mi>
        </msub>
      </mrow>
      <mi>a</mi>
      <mi>u</mi>
      <msqrt>
        <mrow>
          <mfrac>
            <mn>2</mn>
            <mi mathvariant="normal">ρ</mi>
          </mfrac>
          <mrow>
            <mo fence="true" stretchy="false">(</mo>
            <mrow>
              <mrow>
                <msub>
                  <mi>P</mi>
                  <mn>2</mn>
                </msub>
                <mo stretchy="false">−</mo>
                <msub>
                  <mi>P</mi>
                  <mi>t</mi>
                </msub>
              </mrow>
            </mrow>
            <mo fence="true" stretchy="false">)</mo>
          </mrow>
        </mrow>
      </msqrt>
    </mrow>
    <annotation encoding="StarMath 5.0">Q_2 = C_q a u sqrt{2 over %rho (P_2 - P_t)}</annotation>
  </semantics>
</math>
</file>

<file path=Object 17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o stretchy="false">∂</mo>
          <msub>
            <mi>Q</mi>
            <mn>2</mn>
          </msub>
        </mrow>
        <mrow>
          <mo stretchy="false">∂</mo>
          <msub>
            <mi>P</mi>
            <mn>2</mn>
          </msub>
        </mrow>
      </mfrac>
      <mo stretchy="false">=</mo>
      <mfrac>
        <mrow>
          <msub>
            <mi>C</mi>
            <mi>q</mi>
          </msub>
          <mi>a</mi>
          <mi>u</mi>
        </mrow>
        <mrow>
          <mn>2</mn>
          <msqrt>
            <mrow>
              <mi mathvariant="normal">ρ</mi>
              <mrow>
                <mo fence="true"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i>t</mi>
                    </msub>
                  </mrow>
                </mrow>
                <mo fence="true" stretchy="false">)</mo>
              </mrow>
            </mrow>
          </msqrt>
        </mrow>
      </mfrac>
    </mrow>
    <annotation encoding="StarMath 5.0">p_2 = {partial Q_2} over {partial P_2} = { {C_q a u} over {2 sqrt{%rho(P_2 -P_t)}}}</annotation>
  </semantics>
</math>
</file>

<file path=Object 18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o stretchy="false">∂</mo>
          <msub>
            <mi>Q</mi>
            <mn>1</mn>
          </msub>
        </mrow>
        <mrow>
          <mo stretchy="false">∂</mo>
          <msub>
            <mi>P</mi>
            <mn>1</mn>
          </msub>
        </mrow>
      </mfrac>
      <mo stretchy="false">=</mo>
      <mrow>
        <mo stretchy="false">−</mo>
        <mfrac>
          <mrow>
            <msub>
              <mi>C</mi>
              <mi>q</mi>
            </msub>
            <mi>a</mi>
            <mi>u</mi>
          </mrow>
          <mrow>
            <mn>2</mn>
            <msqrt>
              <mrow>
                <mi mathvariant="normal">ρ</mi>
                <mrow>
                  <mo fence="true" stretchy="false">(</mo>
                  <mrow>
                    <mrow>
                      <msub>
                        <mi>P</mi>
                        <mi>s</mi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fence="true" stretchy="false">)</mo>
                </mrow>
              </mrow>
            </msqrt>
          </mrow>
        </mfrac>
      </mrow>
    </mrow>
    <annotation encoding="StarMath 5.0">p_1 = {partial Q_1} over {partial P_1} = -{ {C_q a u} over {2 sqrt{%rho(P_s -P_1)}}}</annotation>
  </semantics>
</math>
</file>

<file path=Object 19/content.xml><?xml version="1.0" encoding="utf-8"?>
<math xmlns="http://www.w3.org/1998/Math/MathML" display="block">
  <semantics>
    <mrow>
      <mrow>
        <msub>
          <mi>Q</mi>
          <mn>1</mn>
        </msub>
        <mo stretchy="false">=</mo>
        <msub>
          <mi>q</mi>
          <mn>1</mn>
        </msub>
      </mrow>
      <mrow>
        <mi>u</mi>
        <mo stretchy="false">−</mo>
        <msub>
          <mi>p</mi>
          <mn>1</mn>
        </msub>
      </mrow>
      <msub>
        <mi>P</mi>
        <mn>1</mn>
      </msub>
    </mrow>
    <annotation encoding="StarMath 5.0">Q_1 = q_1 u - p_1 P_1</annotation>
  </semantics>
</math>
</file>

<file path=Object 2/content.xml><?xml version="1.0" encoding="utf-8"?>
<math xmlns="http://www.w3.org/1998/Math/MathML" display="block">
  <semantics>
    <mrow>
      <msub>
        <mi>V</mi>
        <mn>2,</mn>
      </msub>
      <msub>
        <mi>P</mi>
        <mn>2,</mn>
      </msub>
      <mi mathvariant="normal">β</mi>
    </mrow>
    <annotation encoding="StarMath 5.0">V_2, P_2, %beta</annotation>
  </semantics>
</math>
</file>

<file path=Object 20/content.xml><?xml version="1.0" encoding="utf-8"?>
<math xmlns="http://www.w3.org/1998/Math/MathML" display="block">
  <semantics>
    <mrow>
      <mrow>
        <msub>
          <mi>Q</mi>
          <mn>2</mn>
        </msub>
        <mo stretchy="false">=</mo>
        <msub>
          <mi>q</mi>
          <mn>2</mn>
        </msub>
      </mrow>
      <mrow>
        <mi>u</mi>
        <mo stretchy="false">+</mo>
        <msub>
          <mi>p</mi>
          <mn>2</mn>
        </msub>
      </mrow>
      <msub>
        <mi>P</mi>
        <mn>2</mn>
      </msub>
    </mrow>
    <annotation encoding="StarMath 5.0">Q_2 = q_2 u + p_2 P_2</annotation>
  </semantics>
</math>
</file>

<file path=Object 21/content.xml><?xml version="1.0" encoding="utf-8"?>
<math xmlns="http://www.w3.org/1998/Math/MathML" display="block">
  <semantics>
    <mrow>
      <mrow>
        <msub>
          <mi>q</mi>
          <mn>1</mn>
        </msub>
        <mo stretchy="false">=</mo>
        <mfrac>
          <mrow>
            <mo stretchy="false">∂</mo>
            <msub>
              <mi>Q</mi>
              <mn>1</mn>
            </msub>
          </mrow>
          <mrow>
            <mo stretchy="false">∂</mo>
            <mi>u</mi>
          </mrow>
        </mfrac>
        <mo stretchy="false">=</mo>
        <msub>
          <mi>C</mi>
          <mi>q</mi>
        </msub>
      </mrow>
      <mi>a</mi>
      <msqrt>
        <mrow>
          <mfrac>
            <mn>2</mn>
            <mi mathvariant="normal">ρ</mi>
          </mfrac>
          <mrow>
            <mo fence="true" stretchy="false">(</mo>
            <mrow>
              <mrow>
                <msub>
                  <mi>P</mi>
                  <mi>s</mi>
                </msub>
                <mo stretchy="false">−</mo>
                <msub>
                  <mi>P</mi>
                  <mn>1</mn>
                </msub>
              </mrow>
            </mrow>
            <mo fence="true" stretchy="false">)</mo>
          </mrow>
        </mrow>
      </msqrt>
    </mrow>
    <annotation encoding="StarMath 5.0"> q_1 = {partial Q_1} over {partial u} =  C_q a sqrt{2 over %rho (P_s - P_1)}</annotation>
  </semantics>
</math>
</file>

<file path=Object 22/content.xml><?xml version="1.0" encoding="utf-8"?>
<math xmlns="http://www.w3.org/1998/Math/MathML" display="block">
  <semantics>
    <mrow>
      <mrow>
        <msub>
          <mi>q</mi>
          <mn>2</mn>
        </msub>
        <mo stretchy="false">=</mo>
        <mfrac>
          <mrow>
            <mo stretchy="false">∂</mo>
            <msub>
              <mi>Q</mi>
              <mn>1</mn>
            </msub>
          </mrow>
          <mrow>
            <mo stretchy="false">∂</mo>
            <mi>u</mi>
          </mrow>
        </mfrac>
        <mo stretchy="false">=</mo>
        <msub>
          <mi>C</mi>
          <mi>q</mi>
        </msub>
      </mrow>
      <mi>a</mi>
      <msqrt>
        <mrow>
          <mfrac>
            <mn>2</mn>
            <mi mathvariant="normal">ρ</mi>
          </mfrac>
          <mrow>
            <mo fence="true" stretchy="false">(</mo>
            <mrow>
              <mrow>
                <msub>
                  <mi>P</mi>
                  <mn>2</mn>
                </msub>
                <mo stretchy="false">−</mo>
                <msub>
                  <mi>P</mi>
                  <mi>t</mi>
                </msub>
              </mrow>
            </mrow>
            <mo fence="true" stretchy="false">)</mo>
          </mrow>
        </mrow>
      </msqrt>
    </mrow>
    <annotation encoding="StarMath 5.0"> q_2 = {partial Q_1} over {partial u} =  C_q a sqrt{2 over %rho (P_2 - P_t)}</annotation>
  </semantics>
</math>
</file>

<file path=Object 23/content.xml><?xml version="1.0" encoding="utf-8"?>
<math xmlns="http://www.w3.org/1998/Math/MathML" display="block">
  <semantics>
    <mrow>
      <msub>
        <mi>C</mi>
        <mi>q</mi>
      </msub>
      <mi>,</mi>
      <mi>a</mi>
    </mrow>
    <annotation encoding="StarMath 5.0">C_q, a</annotation>
  </semantics>
</math>
</file>

<file path=Object 24/content.xml><?xml version="1.0" encoding="utf-8"?>
<math xmlns="http://www.w3.org/1998/Math/MathML" display="block">
  <semantics>
    <mrow>
      <mrow>
        <msub>
          <mi>Q</mi>
          <mn>1</mn>
        </msub>
        <mo stretchy="false">=</mo>
        <mi>D</mi>
      </mrow>
      <mrow>
        <mover accent="true">
          <mi mathvariant="normal">θ</mi>
          <mo stretchy="false">˙</mo>
        </mover>
        <mo stretchy="false">+</mo>
        <mfrac>
          <msub>
            <mi>V</mi>
            <mn>1</mn>
          </msub>
          <mi mathvariant="normal">β</mi>
        </mfrac>
      </mrow>
      <mrow>
        <mover accent="true">
          <msub>
            <mi>P</mi>
            <mn>1</mn>
          </msub>
          <mo stretchy="false">˙</mo>
        </mover>
        <mo stretchy="false">+</mo>
        <msub>
          <mi>C</mi>
          <mi>l</mi>
        </msub>
      </mrow>
      <mrow>
        <mrow>
          <mo fence="true" stretchy="false">(</mo>
          <mrow>
            <mrow>
              <msub>
                <mi>P</mi>
                <mn>1</mn>
              </msub>
              <mo stretchy="false">−</mo>
              <msub>
                <mi>P</mi>
                <mn>2</mn>
              </msub>
            </mrow>
          </mrow>
          <mo fence="true" stretchy="false">)</mo>
        </mrow>
        <mo stretchy="false">=</mo>
        <msub>
          <mi>q</mi>
          <mn>1</mn>
        </msub>
      </mrow>
      <mrow>
        <mi>u</mi>
        <mo stretchy="false">−</mo>
        <msub>
          <mi>p</mi>
          <mn>1</mn>
        </msub>
      </mrow>
      <msub>
        <mi>P</mi>
        <mn>1</mn>
      </msub>
    </mrow>
    <annotation encoding="StarMath 5.0">Q_1 = D dot %theta + V_1 over %beta dot P_1 + C_l( P_1 - P_2 ) = q_1 u - p_1 P_1</annotation>
  </semantics>
</math>
</file>

<file path=Object 25/content.xml><?xml version="1.0" encoding="utf-8"?>
<math xmlns="http://www.w3.org/1998/Math/MathML" display="block">
  <semantics>
    <mrow>
      <mrow>
        <msub>
          <mi>Q</mi>
          <mn>2</mn>
        </msub>
        <mo stretchy="false">=</mo>
        <mi>D</mi>
      </mrow>
      <mrow>
        <mover accent="true">
          <mi mathvariant="normal">θ</mi>
          <mo stretchy="false">˙</mo>
        </mover>
        <mo stretchy="false">−</mo>
        <mfrac>
          <msub>
            <mi>V</mi>
            <mn>2</mn>
          </msub>
          <mi mathvariant="normal">β</mi>
        </mfrac>
      </mrow>
      <mrow>
        <mover accent="true">
          <msub>
            <mi>P</mi>
            <mn>2</mn>
          </msub>
          <mo stretchy="false">˙</mo>
        </mover>
        <mo stretchy="false">+</mo>
        <msub>
          <mi>C</mi>
          <mi>l</mi>
        </msub>
      </mrow>
      <mrow>
        <mrow>
          <mo fence="true" stretchy="false">(</mo>
          <mrow>
            <mrow>
              <msub>
                <mi>P</mi>
                <mn>1</mn>
              </msub>
              <mo stretchy="false">−</mo>
              <msub>
                <mi>P</mi>
                <mn>2</mn>
              </msub>
            </mrow>
          </mrow>
          <mo fence="true" stretchy="false">)</mo>
        </mrow>
        <mo stretchy="false">=</mo>
        <msub>
          <mi>q</mi>
          <mn>2</mn>
        </msub>
      </mrow>
      <mrow>
        <mi>u</mi>
        <mo stretchy="false">+</mo>
        <msub>
          <mi>p</mi>
          <mn>2</mn>
        </msub>
      </mrow>
      <msub>
        <mi>P</mi>
        <mn>2</mn>
      </msub>
    </mrow>
    <annotation encoding="StarMath 5.0">Q_2 = D dot %theta - V_2 over %beta dot P_2 + C_l( P_1 - P_2 ) = q_2 u + p_2 P_2</annotation>
  </semantics>
</math>
</file>

<file path=Object 26/content.xml><?xml version="1.0" encoding="utf-8"?>
<math xmlns="http://www.w3.org/1998/Math/MathML" display="block">
  <semantics>
    <mrow>
      <mi>J</mi>
      <mrow>
        <mover accent="true">
          <mi mathvariant="normal">θ</mi>
          <mo stretchy="false">¨</mo>
        </mover>
        <mo stretchy="false">=</mo>
        <mi>D</mi>
      </mrow>
      <mrow>
        <msub>
          <mi>P</mi>
          <mn>1</mn>
        </msub>
        <mo stretchy="false">−</mo>
        <mi>D</mi>
      </mrow>
      <mrow>
        <msub>
          <mi>P</mi>
          <mn>2</mn>
        </msub>
        <mo stretchy="false">−</mo>
        <mi>K</mi>
      </mrow>
      <mrow>
        <mi mathvariant="normal">θ</mi>
        <mo stretchy="false">−</mo>
        <mi>B</mi>
      </mrow>
      <mrow>
        <mover accent="true">
          <mi mathvariant="normal">θ</mi>
          <mo stretchy="false">˙</mo>
        </mover>
        <mo stretchy="false">−</mo>
        <msub>
          <mi>T</mi>
          <mi>L</mi>
        </msub>
      </mrow>
    </mrow>
    <annotation encoding="StarMath 5.0">J ddot %theta = D P_1 - D P_2 - K %theta - B dot %theta - T_L</annotation>
  </semantics>
</math>
</file>

<file path=Object 27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sub>
                            <mi>P</mi>
                            <mn>1</mn>
                          </msub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P</mi>
                            <mn>2</mn>
                          </msub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 mathvariant="normal">θ</mi>
                            <mn>1</mn>
                          </msub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 mathvariant="normal">θ</mi>
                            <mn>2</mn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frac>
                            <mrow>
                              <mi mathvariant="normal">β</mi>
                              <mrow>
                                <mo fence="true" stretchy="false">(</mo>
                                <mrow>
                                  <mrow>
                                    <msub>
                                      <mi>p</mi>
                                      <mn>1</mn>
                                    </msub>
                                    <mo stretchy="false">+</mo>
                                    <msub>
                                      <mi>C</mi>
                                      <mi>l</mi>
                                    </msub>
                                  </mrow>
                                </mrow>
                                <mo fence="true" stretchy="false">)</mo>
                              </mrow>
                            </mrow>
                            <msub>
                              <mi>V</mi>
                              <mn>1</mn>
                            </msub>
                          </mfrac>
                        </mrow>
                      </mtd>
                      <mtd>
                        <mfrac>
                          <mrow>
                            <mi mathvariant="normal">β</mi>
                            <msub>
                              <mi>C</mi>
                              <mi>l</mi>
                            </msub>
                          </mrow>
                          <msub>
                            <mi>V</mi>
                            <mn>1</mn>
                          </msub>
                        </mfrac>
                      </mtd>
                      <mtd>
                        <mn>0</mn>
                      </mtd>
                      <mtd>
                        <mrow>
                          <mo stretchy="false">−</mo>
                          <mfrac>
                            <mrow>
                              <mi mathvariant="normal">β</mi>
                              <mi>D</mi>
                            </mrow>
                            <msub>
                              <mi>V</mi>
                              <mn>1</mn>
                            </msub>
                          </mfrac>
                        </mrow>
                      </mtd>
                    </mtr>
                    <mtr>
                      <mtd>
                        <mfrac>
                          <mrow>
                            <mi mathvariant="normal">β</mi>
                            <msub>
                              <mi>C</mi>
                              <mi>l</mi>
                            </msub>
                          </mrow>
                          <msub>
                            <mi>V</mi>
                            <mn>2</mn>
                          </msub>
                        </mfrac>
                      </mtd>
                      <mtd>
                        <mrow>
                          <mo stretchy="false">−</mo>
                          <mfrac>
                            <mrow>
                              <mi mathvariant="normal">β</mi>
                              <mrow>
                                <mo fence="true" stretchy="false">(</mo>
                                <mrow>
                                  <mrow>
                                    <msub>
                                      <mi>p</mi>
                                      <mn>2</mn>
                                    </msub>
                                    <mo stretchy="false">+</mo>
                                    <msub>
                                      <mi>C</mi>
                                      <mi>l</mi>
                                    </msub>
                                  </mrow>
                                </mrow>
                                <mo fence="true" stretchy="false">)</mo>
                              </mrow>
                            </mrow>
                            <msub>
                              <mi>V</mi>
                              <mn>2</mn>
                            </msub>
                          </mfrac>
                        </mrow>
                      </mtd>
                      <mtd>
                        <mn>0</mn>
                      </mtd>
                      <mtd>
                        <mfrac>
                          <mrow>
                            <mi mathvariant="normal">β</mi>
                            <mi>D</mi>
                          </mrow>
                          <msub>
                            <mi>V</mi>
                            <mn>2</mn>
                          </msub>
                        </mfrac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  <mtr>
                      <mtd>
                        <mfrac>
                          <mi>D</mi>
                          <mi>J</mi>
                        </mfrac>
                      </mtd>
                      <mtd>
                        <mrow>
                          <mo stretchy="false">−</mo>
                          <mfrac>
                            <mi>D</mi>
                            <mi>J</mi>
                          </mfrac>
                        </mrow>
                      </mtd>
                      <mtd>
                        <mrow>
                          <mo stretchy="false">−</mo>
                          <mfrac>
                            <mi>K</mi>
                            <mi>J</mi>
                          </mfrac>
                        </mrow>
                      </mtd>
                      <mtd>
                        <mrow>
                          <mo stretchy="false">−</mo>
                          <mfrac>
                            <mi>B</mi>
                            <mi>J</mi>
                          </mfrac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P</mi>
                          <mn>1</mn>
                        </msub>
                      </mtd>
                    </mtr>
                    <mtr>
                      <mtd>
                        <msub>
                          <mi>P</mi>
                          <mn>2</mn>
                        </msub>
                      </mtd>
                    </mtr>
                    <mtr>
                      <mtd>
                        <msub>
                          <mi mathvariant="normal">θ</mi>
                          <mn>1</mn>
                        </msub>
                      </mtd>
                    </mtr>
                    <mtr>
                      <mtd>
                        <msub>
                          <mi mathvariant="normal">θ</mi>
                          <mn>2</mn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frac>
                          <mrow>
                            <mi mathvariant="normal">β</mi>
                            <msub>
                              <mi>q</mi>
                              <mn>1</mn>
                            </msub>
                          </mrow>
                          <msub>
                            <mi>V</mi>
                            <mn>1</mn>
                          </msub>
                        </mfrac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frac>
                            <mrow>
                              <mi mathvariant="normal">β</mi>
                              <msub>
                                <mi>q</mi>
                                <mn>2</mn>
                              </msub>
                            </mrow>
                            <msub>
                              <mi>V</mi>
                              <mn>2</mn>
                            </msub>
                          </mfrac>
                        </mrow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row>
                          <mo stretchy="false">−</mo>
                          <mfrac>
                            <mn>1</mn>
                            <mi>J</mi>
                          </mfrac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u</mi>
                    </mtd>
                  </mtr>
                  <mtr>
                    <mtd>
                      <msub>
                        <mi>T</mi>
                        <mi>L</mi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sub>
                          <mi>P</mi>
                          <mn>1</mn>
                        </msub>
                      </mtd>
                    </mtr>
                    <mtr>
                      <mtd>
                        <msub>
                          <mi>P</mi>
                          <mn>2</mn>
                        </msub>
                      </mtd>
                    </mtr>
                    <mtr>
                      <mtd>
                        <mi mathvariant="normal">θ</mi>
                      </mtd>
                    </mtr>
                    <mtr>
                      <mtd>
                        <mover accent="true">
                          <mi mathvariant="normal">θ</mi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P</mi>
                          <mn>1</mn>
                        </msub>
                      </mtd>
                    </mtr>
                    <mtr>
                      <mtd>
                        <msub>
                          <mi>P</mi>
                          <mn>2</mn>
                        </msub>
                      </mtd>
                    </mtr>
                    <mtr>
                      <mtd>
                        <msub>
                          <mi mathvariant="normal">θ</mi>
                          <mn>1</mn>
                        </msub>
                      </mtd>
                    </mtr>
                    <mtr>
                      <mtd>
                        <msub>
                          <mi mathvariant="normal">θ</mi>
                          <mn>2</mn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u</mi>
                    </mtd>
                  </mtr>
                  <mtr>
                    <mtd>
                      <msub>
                        <mi>T</mi>
                        <mi>L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 matrix{dot P_1 ## dot P_2 ## dot %theta_1 ## dot %theta_2} right ] = left [ matrix{- {{%beta(p_1 +C_l)} over V_1} # {{%beta C_l} over V_1} # 0 # -{{%beta D} over V_1} ##{{%beta C_l} over V_2} # -{{%beta(p_2 +C_l)} over V_2} # 0 # {{%beta D} over V_2} ## 0 # 0 # 0 # 1 ## D over J # -{ D over J} # -{K over J} # -{B over J}} right] left [ matrix{P_1 ## P_2 ## %theta_1 ## %theta_2} right ] + left [ matrix{{{%beta q_1} over V_1} # 0 ## -{{%beta q_2} over V_2} # 0 ## 0 # 0## 0 # -{1 over J}} right ] left [ matrix{u ## T_L} right ] newline newline

alignl left [ matrix{P_1 ## P_2 ##%theta ## dot %theta} right ] = left [ matrix{1 # 0 # 0 # 0 ## 0 # 1 # 0 # 0 ## 0 # 0 # 1 # 0 ## 0 # 0 # 0 # 1} right ] left [ matrix{P_1 ## P_2 ## %theta_1 ## %theta_2} right ] + left [matrix{0 # 0 ## 0 # 0 ## 0 # 0 ## 0 # 0} right ] left [ matrix{u ## T_L} right ] </annotation>
  </semantics>
</math>
</file>

<file path=Object 28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i>J</mi>
    <annotation encoding="StarMath 5.0">J</annotation>
  </semantics>
</math>
</file>

<file path=Object 6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7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8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9/content.xml><?xml version="1.0" encoding="utf-8"?>
<math xmlns="http://www.w3.org/1998/Math/MathML" display="block">
  <semantics>
    <msub>
      <mi>P</mi>
      <mi>t</mi>
    </msub>
    <annotation encoding="StarMath 5.0">P_t</annotation>
  </semantics>
</math>
</file>